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officeooo:rsid="0011e3b6" officeooo:paragraph-rsid="0011e3b6"/>
    </style:style>
    <style:style style:name="P2" style:family="paragraph" style:parent-style-name="Standard">
      <style:text-properties officeooo:rsid="0012fdb0" officeooo:paragraph-rsid="00443b7d"/>
    </style:style>
    <style:style style:name="P3" style:family="paragraph" style:parent-style-name="Standard">
      <style:text-properties fo:font-weight="bold" officeooo:rsid="001e8568" officeooo:paragraph-rsid="001e8568" style:font-weight-asian="bold" style:font-weight-complex="bold"/>
    </style:style>
    <style:style style:name="P4" style:family="paragraph" style:parent-style-name="Standard">
      <style:text-properties fo:font-weight="bold" officeooo:rsid="0023c845" officeooo:paragraph-rsid="0023c845" style:font-weight-asian="bold" style:font-weight-complex="bold"/>
    </style:style>
    <style:style style:name="P5" style:family="paragraph" style:parent-style-name="Standard">
      <style:text-properties fo:font-weight="bold" officeooo:rsid="002a17ff" officeooo:paragraph-rsid="002a17ff" style:font-weight-asian="bold" style:font-weight-complex="bold"/>
    </style:style>
    <style:style style:name="P6" style:family="paragraph" style:parent-style-name="Standard">
      <style:text-properties fo:font-weight="bold" officeooo:rsid="002f0a46" officeooo:paragraph-rsid="002f0a46" style:font-weight-asian="bold" style:font-weight-complex="bold"/>
    </style:style>
    <style:style style:name="P7" style:family="paragraph" style:parent-style-name="Standard">
      <style:text-properties fo:font-weight="bold" officeooo:rsid="00548d44" officeooo:paragraph-rsid="00548d44" style:font-weight-asian="bold" style:font-weight-complex="bold"/>
    </style:style>
    <style:style style:name="P8" style:family="paragraph" style:parent-style-name="Standard">
      <style:text-properties fo:font-weight="bold" officeooo:rsid="005a479c" officeooo:paragraph-rsid="005a479c" style:font-weight-asian="bold" style:font-weight-complex="bold"/>
    </style:style>
    <style:style style:name="P9" style:family="paragraph" style:parent-style-name="Standard">
      <style:text-properties fo:font-weight="bold" officeooo:rsid="005d69c1" officeooo:paragraph-rsid="005d69c1" style:font-weight-asian="bold" style:font-weight-complex="bold"/>
    </style:style>
    <style:style style:name="P10" style:family="paragraph" style:parent-style-name="Standard">
      <style:text-properties fo:font-weight="bold" officeooo:rsid="00624730" officeooo:paragraph-rsid="00624730" style:font-weight-asian="bold" style:font-weight-complex="bold"/>
    </style:style>
    <style:style style:name="P11" style:family="paragraph" style:parent-style-name="Standard">
      <style:text-properties fo:font-weight="bold" officeooo:rsid="0068f28a" officeooo:paragraph-rsid="0068f28a" style:font-weight-asian="bold" style:font-weight-complex="bold"/>
    </style:style>
    <style:style style:name="P12" style:family="paragraph" style:parent-style-name="Standard">
      <style:text-properties fo:font-weight="bold" officeooo:rsid="00711d24" officeooo:paragraph-rsid="00711d24" style:font-weight-asian="bold" style:font-weight-complex="bold"/>
    </style:style>
    <style:style style:name="P13" style:family="paragraph" style:parent-style-name="Standard">
      <style:text-properties fo:font-weight="bold" officeooo:rsid="00746693" officeooo:paragraph-rsid="00746693" style:font-weight-asian="bold" style:font-weight-complex="bold"/>
    </style:style>
    <style:style style:name="P14" style:family="paragraph" style:parent-style-name="Standard">
      <style:paragraph-properties fo:break-before="page"/>
      <style:text-properties fo:font-weight="bold" officeooo:rsid="00660329" officeooo:paragraph-rsid="00660329" style:font-weight-asian="bold" style:font-weight-complex="bold"/>
    </style:style>
    <style:style style:name="P15" style:family="paragraph" style:parent-style-name="Standard">
      <style:text-properties fo:font-weight="bold" officeooo:rsid="0086a125" officeooo:paragraph-rsid="0086a125" style:font-weight-asian="bold" style:font-weight-complex="bold"/>
    </style:style>
    <style:style style:name="P16" style:family="paragraph" style:parent-style-name="Standard">
      <style:text-properties fo:font-weight="bold" officeooo:rsid="00cb4210" officeooo:paragraph-rsid="00cb4210" style:font-weight-asian="bold" style:font-weight-complex="bold"/>
    </style:style>
    <style:style style:name="P17" style:family="paragraph" style:parent-style-name="Standard">
      <style:text-properties fo:font-weight="bold" officeooo:rsid="00e343f4" officeooo:paragraph-rsid="00e343f4" style:font-weight-asian="bold" style:font-weight-complex="bold"/>
    </style:style>
    <style:style style:name="P18" style:family="paragraph" style:parent-style-name="Standard">
      <style:text-properties fo:font-weight="bold" officeooo:rsid="00e343f4" officeooo:paragraph-rsid="00e680e6" style:font-weight-asian="bold" style:font-weight-complex="bold"/>
    </style:style>
    <style:style style:name="P19" style:family="paragraph" style:parent-style-name="Standard">
      <style:text-properties fo:font-weight="bold" officeooo:rsid="00e343f4" officeooo:paragraph-rsid="00e8ff97" style:font-weight-asian="bold" style:font-weight-complex="bold"/>
    </style:style>
    <style:style style:name="P20" style:family="paragraph" style:parent-style-name="Standard">
      <style:text-properties fo:font-weight="bold" officeooo:rsid="00f16629" officeooo:paragraph-rsid="00f414cf" style:font-weight-asian="bold" style:font-weight-complex="bold"/>
    </style:style>
    <style:style style:name="P21" style:family="paragraph" style:parent-style-name="Standard">
      <style:text-properties fo:font-weight="normal" officeooo:rsid="001e8568" officeooo:paragraph-rsid="001e8568" style:font-weight-asian="normal" style:font-weight-complex="normal"/>
    </style:style>
    <style:style style:name="P22" style:family="paragraph" style:parent-style-name="Standard">
      <style:text-properties fo:font-weight="normal" officeooo:rsid="00179db8" officeooo:paragraph-rsid="001e8568" style:font-weight-asian="normal" style:font-weight-complex="normal"/>
    </style:style>
    <style:style style:name="P23" style:family="paragraph" style:parent-style-name="Standard">
      <style:text-properties fo:font-weight="normal" officeooo:rsid="00179db8" officeooo:paragraph-rsid="00f414cf" style:font-weight-asian="normal" style:font-weight-complex="normal"/>
    </style:style>
    <style:style style:name="P24" style:family="paragraph" style:parent-style-name="Standard">
      <style:text-properties fo:font-weight="normal" officeooo:rsid="00268850" officeooo:paragraph-rsid="00268850" style:font-weight-asian="normal" style:font-weight-complex="normal"/>
    </style:style>
    <style:style style:name="P25" style:family="paragraph" style:parent-style-name="Standard">
      <style:text-properties fo:font-weight="normal" officeooo:rsid="002d3d23" officeooo:paragraph-rsid="002d3d23" style:font-weight-asian="normal" style:font-weight-complex="normal"/>
    </style:style>
    <style:style style:name="P26" style:family="paragraph" style:parent-style-name="Standard">
      <style:text-properties fo:font-weight="normal" officeooo:rsid="002d3d23" officeooo:paragraph-rsid="004c0375" style:font-weight-asian="normal" style:font-weight-complex="normal"/>
    </style:style>
    <style:style style:name="P27" style:family="paragraph" style:parent-style-name="Standard">
      <style:text-properties fo:font-weight="normal" officeooo:rsid="002d8735" officeooo:paragraph-rsid="002d8735" style:font-weight-asian="normal" style:font-weight-complex="normal"/>
    </style:style>
    <style:style style:name="P28" style:family="paragraph" style:parent-style-name="Standard">
      <style:text-properties fo:font-weight="normal" officeooo:rsid="00409b2c" officeooo:paragraph-rsid="00409b2c" style:font-weight-asian="normal" style:font-weight-complex="normal"/>
    </style:style>
    <style:style style:name="P29" style:family="paragraph" style:parent-style-name="Standard">
      <style:text-properties fo:font-weight="normal" officeooo:rsid="00409b2c" officeooo:paragraph-rsid="0040c055" style:font-weight-asian="normal" style:font-weight-complex="normal"/>
    </style:style>
    <style:style style:name="P30" style:family="paragraph" style:parent-style-name="Standard">
      <style:text-properties fo:font-weight="normal" officeooo:rsid="00518042" officeooo:paragraph-rsid="00518042" style:font-weight-asian="normal" style:font-weight-complex="normal"/>
    </style:style>
    <style:style style:name="P31" style:family="paragraph" style:parent-style-name="Standard">
      <style:text-properties fo:font-weight="normal" officeooo:rsid="00548d44" officeooo:paragraph-rsid="00548d44" style:font-weight-asian="normal" style:font-weight-complex="normal"/>
    </style:style>
    <style:style style:name="P32" style:family="paragraph" style:parent-style-name="Standard">
      <style:text-properties fo:font-weight="normal" officeooo:rsid="005a479c" officeooo:paragraph-rsid="005a479c" style:font-weight-asian="normal" style:font-weight-complex="normal"/>
    </style:style>
    <style:style style:name="P33" style:family="paragraph" style:parent-style-name="Standard">
      <style:text-properties fo:font-weight="normal" officeooo:rsid="005d69c1" officeooo:paragraph-rsid="005ea7cc" style:font-weight-asian="normal" style:font-weight-complex="normal"/>
    </style:style>
    <style:style style:name="P34" style:family="paragraph" style:parent-style-name="Standard">
      <style:text-properties fo:font-weight="normal" officeooo:rsid="005d69c1" officeooo:paragraph-rsid="006054ed" style:font-weight-asian="normal" style:font-weight-complex="normal"/>
    </style:style>
    <style:style style:name="P35" style:family="paragraph" style:parent-style-name="Standard">
      <style:text-properties fo:font-weight="normal" officeooo:rsid="00624730" officeooo:paragraph-rsid="00624730" style:font-weight-asian="normal" style:font-weight-complex="normal"/>
    </style:style>
    <style:style style:name="P36" style:family="paragraph" style:parent-style-name="Standard">
      <style:text-properties fo:font-weight="normal" officeooo:rsid="006425db" officeooo:paragraph-rsid="006425db" style:font-weight-asian="normal" style:font-weight-complex="normal"/>
    </style:style>
    <style:style style:name="P37" style:family="paragraph" style:parent-style-name="Standard">
      <style:text-properties fo:font-weight="normal" officeooo:rsid="00659ea9" officeooo:paragraph-rsid="00659ea9" style:font-weight-asian="normal" style:font-weight-complex="normal"/>
    </style:style>
    <style:style style:name="P38" style:family="paragraph" style:parent-style-name="Standard">
      <style:text-properties fo:font-weight="normal" officeooo:rsid="00660329" officeooo:paragraph-rsid="00660329" style:font-weight-asian="normal" style:font-weight-complex="normal"/>
    </style:style>
    <style:style style:name="P39" style:family="paragraph" style:parent-style-name="Standard">
      <style:text-properties fo:font-weight="normal" officeooo:rsid="0068f28a" officeooo:paragraph-rsid="0068f28a" style:font-weight-asian="normal" style:font-weight-complex="normal"/>
    </style:style>
    <style:style style:name="P40" style:family="paragraph" style:parent-style-name="Standard">
      <style:text-properties fo:font-weight="normal" officeooo:rsid="006a941b" officeooo:paragraph-rsid="006a941b" style:font-weight-asian="normal" style:font-weight-complex="normal"/>
    </style:style>
    <style:style style:name="P41" style:family="paragraph" style:parent-style-name="Standard">
      <style:text-properties fo:font-weight="normal" officeooo:rsid="006cded7" officeooo:paragraph-rsid="006cded7" style:font-weight-asian="normal" style:font-weight-complex="normal"/>
    </style:style>
    <style:style style:name="P42" style:family="paragraph" style:parent-style-name="Standard">
      <style:text-properties fo:font-weight="normal" officeooo:rsid="00711d24" officeooo:paragraph-rsid="00711d24" style:font-weight-asian="normal" style:font-weight-complex="normal"/>
    </style:style>
    <style:style style:name="P43" style:family="paragraph" style:parent-style-name="Standard">
      <style:text-properties fo:font-weight="normal" officeooo:rsid="0071d299" officeooo:paragraph-rsid="0071d299" style:font-weight-asian="normal" style:font-weight-complex="normal"/>
    </style:style>
    <style:style style:name="P44" style:family="paragraph" style:parent-style-name="Standard">
      <style:text-properties fo:font-weight="normal" officeooo:rsid="00729e13" officeooo:paragraph-rsid="00729e13" style:font-weight-asian="normal" style:font-weight-complex="normal"/>
    </style:style>
    <style:style style:name="P45" style:family="paragraph" style:parent-style-name="Standard">
      <style:text-properties fo:font-weight="normal" officeooo:rsid="0072ce72" officeooo:paragraph-rsid="0072ce72" style:font-weight-asian="normal" style:font-weight-complex="normal"/>
    </style:style>
    <style:style style:name="P46" style:family="paragraph" style:parent-style-name="Standard">
      <style:text-properties fo:font-weight="normal" officeooo:rsid="00746693" officeooo:paragraph-rsid="00746693" style:font-weight-asian="normal" style:font-weight-complex="normal"/>
    </style:style>
    <style:style style:name="P47" style:family="paragraph" style:parent-style-name="Standard">
      <style:text-properties fo:font-weight="normal" officeooo:rsid="00746693" officeooo:paragraph-rsid="00d14dc5" style:font-weight-asian="normal" style:font-weight-complex="normal"/>
    </style:style>
    <style:style style:name="P48" style:family="paragraph" style:parent-style-name="Standard">
      <style:text-properties fo:font-weight="normal" officeooo:rsid="007661ac" officeooo:paragraph-rsid="007661ac" style:font-weight-asian="normal" style:font-weight-complex="normal"/>
    </style:style>
    <style:style style:name="P49" style:family="paragraph" style:parent-style-name="Standard">
      <style:text-properties fo:font-weight="normal" officeooo:rsid="001b89eb" officeooo:paragraph-rsid="001e8568" style:font-weight-asian="normal" style:font-weight-complex="normal"/>
    </style:style>
    <style:style style:name="P50" style:family="paragraph" style:parent-style-name="Standard">
      <style:text-properties fo:font-weight="normal" officeooo:rsid="007d3ad7" officeooo:paragraph-rsid="007d3ad7" style:font-weight-asian="normal" style:font-weight-complex="normal"/>
    </style:style>
    <style:style style:name="P51" style:family="paragraph" style:parent-style-name="Standard">
      <style:text-properties fo:font-weight="normal" officeooo:rsid="007e781e" officeooo:paragraph-rsid="007e781e" style:font-weight-asian="normal" style:font-weight-complex="normal"/>
    </style:style>
    <style:style style:name="P52" style:family="paragraph" style:parent-style-name="Standard">
      <style:text-properties fo:font-weight="normal" officeooo:rsid="007f40a9" officeooo:paragraph-rsid="007f40a9" style:font-weight-asian="normal" style:font-weight-complex="normal"/>
    </style:style>
    <style:style style:name="P53" style:family="paragraph" style:parent-style-name="Standard">
      <style:text-properties fo:font-weight="normal" officeooo:rsid="007bbada" officeooo:paragraph-rsid="007bbada" style:font-weight-asian="normal" style:font-weight-complex="normal"/>
    </style:style>
    <style:style style:name="P54" style:family="paragraph" style:parent-style-name="Standard">
      <style:text-properties fo:font-weight="normal" officeooo:rsid="00a0f4e1" officeooo:paragraph-rsid="00a0f4e1" style:font-weight-asian="normal" style:font-weight-complex="normal"/>
    </style:style>
    <style:style style:name="P55" style:family="paragraph" style:parent-style-name="Standard">
      <style:text-properties fo:font-weight="normal" officeooo:rsid="00a7c807" officeooo:paragraph-rsid="00a7c807" style:font-weight-asian="normal" style:font-weight-complex="normal"/>
    </style:style>
    <style:style style:name="P56" style:family="paragraph" style:parent-style-name="Standard">
      <style:text-properties fo:font-weight="normal" officeooo:rsid="00a9e737" officeooo:paragraph-rsid="00a9e737" style:font-weight-asian="normal" style:font-weight-complex="normal"/>
    </style:style>
    <style:style style:name="P57" style:family="paragraph" style:parent-style-name="Standard">
      <style:text-properties fo:font-weight="normal" officeooo:rsid="00a9f0b2" officeooo:paragraph-rsid="00a9f0b2" style:font-weight-asian="normal" style:font-weight-complex="normal"/>
    </style:style>
    <style:style style:name="P58" style:family="paragraph" style:parent-style-name="Standard">
      <style:text-properties fo:font-weight="normal" officeooo:rsid="002f0a46" officeooo:paragraph-rsid="002f0a46" style:font-weight-asian="normal" style:font-weight-complex="normal"/>
    </style:style>
    <style:style style:name="P59" style:family="paragraph" style:parent-style-name="Standard">
      <style:text-properties fo:font-weight="normal" officeooo:rsid="00d8707a" officeooo:paragraph-rsid="00d8707a" style:font-weight-asian="normal" style:font-weight-complex="normal"/>
    </style:style>
    <style:style style:name="P60" style:family="paragraph" style:parent-style-name="Standard">
      <style:text-properties fo:font-weight="normal" officeooo:rsid="00dad69c" officeooo:paragraph-rsid="00dad69c" style:font-weight-asian="normal" style:font-weight-complex="normal"/>
    </style:style>
    <style:style style:name="P61" style:family="paragraph" style:parent-style-name="Standard">
      <style:text-properties fo:font-weight="normal" officeooo:rsid="00dce370" officeooo:paragraph-rsid="00dce370" style:font-weight-asian="normal" style:font-weight-complex="normal"/>
    </style:style>
    <style:style style:name="P62" style:family="paragraph" style:parent-style-name="Standard">
      <style:text-properties fo:font-weight="normal" officeooo:rsid="00e3fc7a" officeooo:paragraph-rsid="00e3fc7a" style:font-weight-asian="normal" style:font-weight-complex="normal"/>
    </style:style>
    <style:style style:name="P63" style:family="paragraph" style:parent-style-name="Standard">
      <style:text-properties fo:font-weight="normal" officeooo:rsid="00ed5f5f" officeooo:paragraph-rsid="00ed5f5f" style:font-weight-asian="normal" style:font-weight-complex="normal"/>
    </style:style>
    <style:style style:name="P64" style:family="paragraph" style:parent-style-name="Standard">
      <style:text-properties fo:font-weight="normal" officeooo:rsid="00f16629" officeooo:paragraph-rsid="00f414cf" style:font-weight-asian="normal" style:font-weight-complex="normal"/>
    </style:style>
    <style:style style:name="P65" style:family="paragraph" style:parent-style-name="Standard">
      <style:text-properties fo:font-weight="normal" officeooo:rsid="00f5dfc2" officeooo:paragraph-rsid="00f5dfc2" style:font-weight-asian="normal" style:font-weight-complex="normal"/>
    </style:style>
    <style:style style:name="P66" style:family="paragraph" style:parent-style-name="Standard">
      <style:text-properties fo:font-weight="normal" officeooo:rsid="00fe3e20" officeooo:paragraph-rsid="00fe3e20" style:font-weight-asian="normal" style:font-weight-complex="normal"/>
    </style:style>
    <style:style style:name="P67" style:family="paragraph" style:parent-style-name="Standard">
      <style:text-properties officeooo:rsid="00179db8" officeooo:paragraph-rsid="00413884"/>
    </style:style>
    <style:style style:name="P68" style:family="paragraph" style:parent-style-name="Standard">
      <style:text-properties officeooo:rsid="00179db8" officeooo:paragraph-rsid="00179db8"/>
    </style:style>
    <style:style style:name="P69" style:family="paragraph" style:parent-style-name="Standard">
      <style:text-properties officeooo:rsid="003ea1f1" officeooo:paragraph-rsid="003ea1f1"/>
    </style:style>
    <style:style style:name="P70" style:family="paragraph" style:parent-style-name="Standard">
      <style:text-properties officeooo:paragraph-rsid="00565468"/>
    </style:style>
    <style:style style:name="P71" style:family="paragraph" style:parent-style-name="Standard">
      <style:text-properties fo:color="#800000" loext:opacity="100%" fo:font-weight="bold" officeooo:rsid="00518042" officeooo:paragraph-rsid="00518042" style:font-weight-asian="bold" style:font-weight-complex="bold"/>
    </style:style>
    <style:style style:name="P72" style:family="paragraph" style:parent-style-name="Standard">
      <style:text-properties officeooo:rsid="00413884" officeooo:paragraph-rsid="00413884"/>
    </style:style>
    <style:style style:name="P73" style:family="paragraph" style:parent-style-name="Standard">
      <style:text-properties officeooo:paragraph-rsid="0086c576"/>
    </style:style>
    <style:style style:name="P74" style:family="paragraph" style:parent-style-name="Text_20_body">
      <style:text-properties officeooo:paragraph-rsid="0086c576"/>
    </style:style>
    <style:style style:name="P75" style:family="paragraph" style:parent-style-name="Standard">
      <style:text-properties style:text-underline-style="solid" style:text-underline-width="auto" style:text-underline-color="font-color" officeooo:rsid="003ea1f1" officeooo:paragraph-rsid="003ea1f1"/>
    </style:style>
    <style:style style:name="P76" style:family="paragraph" style:parent-style-name="Standard">
      <style:text-properties style:text-underline-style="solid" style:text-underline-width="auto" style:text-underline-color="font-color" fo:font-weight="normal" officeooo:rsid="00e3fc7a" officeooo:paragraph-rsid="00e3fc7a" style:font-weight-asian="normal" style:font-weight-complex="normal"/>
    </style:style>
    <style:style style:name="P77" style:family="paragraph" style:parent-style-name="Standard">
      <style:text-properties fo:font-style="italic" fo:font-weight="normal" officeooo:rsid="008c42f7" officeooo:paragraph-rsid="008c42f7" style:font-style-asian="italic" style:font-weight-asian="normal" style:font-style-complex="italic" style:font-weight-complex="normal"/>
    </style:style>
    <style:style style:name="P78" style:family="paragraph" style:parent-style-name="Standard">
      <style:text-properties officeooo:paragraph-rsid="008d7760"/>
    </style:style>
    <style:style style:name="P79" style:family="paragraph" style:parent-style-name="Standard">
      <style:text-properties officeooo:paragraph-rsid="008e43c8"/>
    </style:style>
    <style:style style:name="P80" style:family="paragraph" style:parent-style-name="Standard">
      <style:text-properties officeooo:paragraph-rsid="00976e2a"/>
    </style:style>
    <style:style style:name="P81" style:family="paragraph" style:parent-style-name="Standard">
      <style:text-properties officeooo:paragraph-rsid="0098eb19"/>
    </style:style>
    <style:style style:name="P82" style:family="paragraph" style:parent-style-name="Standard">
      <style:text-properties officeooo:paragraph-rsid="009ad25d"/>
    </style:style>
    <style:style style:name="P83" style:family="paragraph" style:parent-style-name="Standard">
      <style:text-properties officeooo:rsid="00a3dd8e" officeooo:paragraph-rsid="00a3dd8e"/>
    </style:style>
    <style:style style:name="P84" style:family="paragraph" style:parent-style-name="Standard">
      <style:text-properties officeooo:rsid="00a47315" officeooo:paragraph-rsid="00a47315"/>
    </style:style>
    <style:style style:name="P85" style:family="paragraph" style:parent-style-name="Standard">
      <style:text-properties officeooo:paragraph-rsid="00a9f0b2"/>
    </style:style>
    <style:style style:name="P86" style:family="paragraph" style:parent-style-name="Standard">
      <style:text-properties officeooo:rsid="001a98a8" officeooo:paragraph-rsid="001a98a8"/>
    </style:style>
    <style:style style:name="P87" style:family="paragraph" style:parent-style-name="Standard">
      <style:text-properties officeooo:rsid="00b3a942" officeooo:paragraph-rsid="00b3a942"/>
    </style:style>
    <style:style style:name="P88" style:family="paragraph" style:parent-style-name="Standard">
      <style:text-properties officeooo:rsid="00c2795f" officeooo:paragraph-rsid="00c2795f"/>
    </style:style>
    <style:style style:name="P89" style:family="paragraph" style:parent-style-name="Standard">
      <style:text-properties officeooo:rsid="00c2795f" officeooo:paragraph-rsid="0011f124"/>
    </style:style>
    <style:style style:name="P90" style:family="paragraph" style:parent-style-name="Standard">
      <style:text-properties officeooo:paragraph-rsid="0078eb28"/>
    </style:style>
    <style:style style:name="P91" style:family="paragraph" style:parent-style-name="Standard">
      <style:text-properties officeooo:rsid="0011f124" officeooo:paragraph-rsid="0011f124"/>
    </style:style>
    <style:style style:name="P92" style:family="paragraph" style:parent-style-name="Standard">
      <style:text-properties officeooo:rsid="00c83dae" officeooo:paragraph-rsid="00c83dae"/>
    </style:style>
    <style:style style:name="P93" style:family="paragraph" style:parent-style-name="Standard">
      <style:text-properties fo:font-weight="normal" officeooo:rsid="00c09c10" officeooo:paragraph-rsid="00c09c10" style:font-weight-asian="normal" style:font-weight-complex="normal"/>
    </style:style>
    <style:style style:name="P94" style:family="paragraph" style:parent-style-name="Standard">
      <style:text-properties fo:font-weight="normal" officeooo:rsid="001e8568" officeooo:paragraph-rsid="001e8568" style:font-weight-asian="normal" style:font-weight-complex="normal"/>
    </style:style>
    <style:style style:name="P95" style:family="paragraph" style:parent-style-name="Standard">
      <style:text-properties fo:font-weight="normal" officeooo:rsid="00e3fc7a" officeooo:paragraph-rsid="00e8ff97" style:font-weight-asian="normal" style:font-weight-complex="normal"/>
    </style:style>
    <style:style style:name="P96" style:family="paragraph" style:parent-style-name="Standard">
      <style:text-properties fo:font-weight="normal" officeooo:rsid="00e3fc7a" officeooo:paragraph-rsid="00e680e6" style:font-weight-asian="normal" style:font-weight-complex="normal"/>
    </style:style>
    <style:style style:name="P97" style:family="paragraph" style:parent-style-name="Standard">
      <style:text-properties fo:font-weight="normal" officeooo:rsid="00e343f4" officeooo:paragraph-rsid="00e343f4" style:font-weight-asian="normal" style:font-weight-complex="normal"/>
    </style:style>
    <style:style style:name="P98" style:family="paragraph" style:parent-style-name="Standard">
      <style:text-properties fo:font-weight="normal" officeooo:rsid="00660329" officeooo:paragraph-rsid="00660329" style:font-weight-asian="normal" style:font-weight-complex="normal"/>
    </style:style>
    <style:style style:name="P99" style:family="paragraph" style:parent-style-name="Standard">
      <style:text-properties fo:font-weight="normal" officeooo:rsid="00660329" officeooo:paragraph-rsid="0103fbf4" style:font-weight-asian="normal" style:font-weight-complex="normal"/>
    </style:style>
    <style:style style:name="P100" style:family="paragraph" style:parent-style-name="Standard">
      <style:text-properties fo:font-weight="normal" officeooo:rsid="0103fbf4" officeooo:paragraph-rsid="0103fbf4" style:font-weight-asian="normal" style:font-weight-complex="normal"/>
    </style:style>
    <style:style style:name="P101" style:family="paragraph" style:parent-style-name="Standard">
      <style:text-properties fo:font-weight="normal" officeooo:rsid="006a941b" officeooo:paragraph-rsid="006a941b" style:font-weight-asian="normal" style:font-weight-complex="normal"/>
    </style:style>
    <style:style style:name="P102" style:family="paragraph" style:parent-style-name="Standard">
      <style:text-properties fo:font-weight="normal" officeooo:rsid="0072ce72" officeooo:paragraph-rsid="0072ce72" style:font-weight-asian="normal" style:font-weight-complex="normal"/>
    </style:style>
    <style:style style:name="P103" style:family="paragraph" style:parent-style-name="Standard">
      <style:text-properties fo:font-weight="bold" officeooo:rsid="00dad69c" officeooo:paragraph-rsid="00dad69c" style:font-weight-asian="bold" style:font-weight-complex="bold"/>
    </style:style>
    <style:style style:name="T1" style:family="text">
      <style:text-properties officeooo:rsid="00254e67"/>
    </style:style>
    <style:style style:name="T2" style:family="text">
      <style:text-properties fo:font-weight="normal" style:font-weight-asian="normal" style:font-weight-complex="normal"/>
    </style:style>
    <style:style style:name="T3" style:family="text">
      <style:text-properties fo:font-weight="normal" officeooo:rsid="00268850" style:font-weight-asian="normal" style:font-weight-complex="normal"/>
    </style:style>
    <style:style style:name="T4" style:family="text">
      <style:text-properties fo:font-weight="normal" officeooo:rsid="0028345a" style:font-weight-asian="normal" style:font-weight-complex="normal"/>
    </style:style>
    <style:style style:name="T5" style:family="text">
      <style:text-properties fo:font-weight="normal" officeooo:rsid="002ce1f9" style:font-weight-asian="normal" style:font-weight-complex="normal"/>
    </style:style>
    <style:style style:name="T6" style:family="text">
      <style:text-properties fo:font-weight="normal" officeooo:rsid="00493502" style:font-weight-asian="normal" style:font-weight-complex="normal"/>
    </style:style>
    <style:style style:name="T7" style:family="text">
      <style:text-properties fo:font-weight="normal" officeooo:rsid="004a76a1" style:font-weight-asian="normal" style:font-weight-complex="normal"/>
    </style:style>
    <style:style style:name="T8" style:family="text">
      <style:text-properties fo:font-weight="normal" officeooo:rsid="002d8735" style:font-weight-asian="normal" style:font-weight-complex="normal"/>
    </style:style>
    <style:style style:name="T9" style:family="text">
      <style:text-properties fo:font-weight="normal" officeooo:rsid="0086a125" style:font-weight-asian="normal" style:font-weight-complex="normal"/>
    </style:style>
    <style:style style:name="T10" style:family="text">
      <style:text-properties fo:font-weight="normal" officeooo:rsid="008c42f7" style:font-weight-asian="normal" style:font-weight-complex="normal"/>
    </style:style>
    <style:style style:name="T11" style:family="text">
      <style:text-properties fo:font-weight="normal" officeooo:rsid="0095c319" style:font-weight-asian="normal" style:font-weight-complex="normal"/>
    </style:style>
    <style:style style:name="T12" style:family="text">
      <style:text-properties fo:font-weight="normal" officeooo:rsid="00921f20" style:font-weight-asian="normal" style:font-weight-complex="normal"/>
    </style:style>
    <style:style style:name="T13" style:family="text">
      <style:text-properties fo:font-weight="normal" officeooo:rsid="009ad25d" style:font-weight-asian="normal" style:font-weight-complex="normal"/>
    </style:style>
    <style:style style:name="T14" style:family="text">
      <style:text-properties fo:font-weight="normal" officeooo:rsid="009c64f4" style:font-weight-asian="normal" style:font-weight-complex="normal"/>
    </style:style>
    <style:style style:name="T15" style:family="text">
      <style:text-properties fo:font-weight="normal" officeooo:rsid="00a9e737" style:font-weight-asian="normal" style:font-weight-complex="normal"/>
    </style:style>
    <style:style style:name="T16" style:family="text">
      <style:text-properties fo:font-weight="normal" officeooo:rsid="00a9f0b2" style:font-weight-asian="normal" style:font-weight-complex="normal"/>
    </style:style>
    <style:style style:name="T17" style:family="text">
      <style:text-properties fo:font-weight="normal" officeooo:rsid="00ab9859" style:font-weight-asian="normal" style:font-weight-complex="normal"/>
    </style:style>
    <style:style style:name="T18" style:family="text">
      <style:text-properties fo:font-weight="normal" officeooo:rsid="00e3fc7a" style:font-weight-asian="normal" style:font-weight-complex="normal"/>
    </style:style>
    <style:style style:name="T19" style:family="text">
      <style:text-properties fo:font-weight="normal" officeooo:rsid="00e9a907" style:font-weight-asian="normal" style:font-weight-complex="normal"/>
    </style:style>
    <style:style style:name="T20" style:family="text">
      <style:text-properties officeooo:rsid="002ce1f9"/>
    </style:style>
    <style:style style:name="T21" style:family="text">
      <style:text-properties officeooo:rsid="002d3d23"/>
    </style:style>
    <style:style style:name="T22" style:family="text">
      <style:text-properties officeooo:rsid="003dc70e"/>
    </style:style>
    <style:style style:name="T23" style:family="text">
      <style:text-properties officeooo:rsid="0040c055"/>
    </style:style>
    <style:style style:name="T24" style:family="text">
      <style:text-properties officeooo:rsid="00413884"/>
    </style:style>
    <style:style style:name="T25" style:family="text">
      <style:text-properties officeooo:rsid="00443b7d"/>
    </style:style>
    <style:style style:name="T26" style:family="text">
      <style:text-properties officeooo:rsid="004745f1"/>
    </style:style>
    <style:style style:name="T27" style:family="text">
      <style:text-properties officeooo:rsid="0049f4f8"/>
    </style:style>
    <style:style style:name="T28" style:family="text">
      <style:text-properties officeooo:rsid="004eeaa7"/>
    </style:style>
    <style:style style:name="T29" style:family="text">
      <style:text-properties officeooo:rsid="0051199b"/>
    </style:style>
    <style:style style:name="T30" style:family="text">
      <style:text-properties officeooo:rsid="00534d1d"/>
    </style:style>
    <style:style style:name="T31" style:family="text">
      <style:text-properties officeooo:rsid="0054cb77"/>
    </style:style>
    <style:style style:name="T32" style:family="text">
      <style:text-properties officeooo:rsid="00583e6c"/>
    </style:style>
    <style:style style:name="T33" style:family="text">
      <style:text-properties officeooo:rsid="005baf82"/>
    </style:style>
    <style:style style:name="T34" style:family="text">
      <style:text-properties officeooo:rsid="005d6e79"/>
    </style:style>
    <style:style style:name="T35" style:family="text">
      <style:text-properties officeooo:rsid="0067747f"/>
    </style:style>
    <style:style style:name="T36" style:family="text">
      <style:text-properties officeooo:rsid="006f854f"/>
    </style:style>
    <style:style style:name="T37" style:family="text">
      <style:text-properties officeooo:rsid="0077be36"/>
    </style:style>
    <style:style style:name="T38" style:family="text">
      <style:text-properties officeooo:rsid="00810296"/>
    </style:style>
    <style:style style:name="T39" style:family="text">
      <style:text-properties officeooo:rsid="00815709"/>
    </style:style>
    <style:style style:name="T40" style:family="text">
      <style:text-properties fo:font-weight="bold" style:font-weight-asian="bold" style:font-weight-complex="bold"/>
    </style:style>
    <style:style style:name="T41" style:family="text">
      <style:text-properties fo:font-weight="bold" officeooo:rsid="008c42f7" style:font-weight-asian="bold" style:font-weight-complex="bold"/>
    </style:style>
    <style:style style:name="T42" style:family="text">
      <style:text-properties fo:font-weight="bold" officeooo:rsid="00976e2a" style:font-weight-asian="bold" style:font-weight-complex="bold"/>
    </style:style>
    <style:style style:name="T43" style:family="text">
      <style:text-properties fo:font-weight="bold" officeooo:rsid="00bab962" style:font-weight-asian="bold" style:font-weight-complex="bold"/>
    </style:style>
    <style:style style:name="T44" style:family="text">
      <style:text-properties fo:font-weight="bold" officeooo:rsid="00bb1c5f" style:font-weight-asian="bold" style:font-weight-complex="bold"/>
    </style:style>
    <style:style style:name="T45" style:family="text">
      <style:text-properties fo:font-weight="bold" officeooo:rsid="00bc4259" style:font-weight-asian="bold" style:font-weight-complex="bold"/>
    </style:style>
    <style:style style:name="T46" style:family="text">
      <style:text-properties fo:font-weight="bold" officeooo:rsid="00bfeff1" style:font-weight-asian="bold" style:font-weight-complex="bold"/>
    </style:style>
    <style:style style:name="T47" style:family="text">
      <style:text-properties officeooo:rsid="0089af00"/>
    </style:style>
    <style:style style:name="T48" style:family="text">
      <style:text-properties officeooo:rsid="008b1e72"/>
    </style:style>
    <style:style style:name="T49" style:family="text">
      <style:text-properties officeooo:rsid="008c42f7"/>
    </style:style>
    <style:style style:name="T50" style:family="text">
      <style:text-properties officeooo:rsid="008d7760"/>
    </style:style>
    <style:style style:name="T51" style:family="text">
      <style:text-properties officeooo:rsid="008e43c8"/>
    </style:style>
    <style:style style:name="T52" style:family="text">
      <style:text-properties officeooo:rsid="00921f20"/>
    </style:style>
    <style:style style:name="T53" style:family="text">
      <style:text-properties officeooo:rsid="009f3cd0"/>
    </style:style>
    <style:style style:name="T54" style:family="text">
      <style:text-properties officeooo:rsid="00a2975f"/>
    </style:style>
    <style:style style:name="T55" style:family="text">
      <style:text-properties officeooo:rsid="00ad15df"/>
    </style:style>
    <style:style style:name="T56" style:family="text">
      <style:text-properties officeooo:rsid="00ad34c4"/>
    </style:style>
    <style:style style:name="T57" style:family="text">
      <style:text-properties officeooo:rsid="00aebc5f"/>
    </style:style>
    <style:style style:name="T58" style:family="text">
      <style:text-properties officeooo:rsid="00b1fa0d"/>
    </style:style>
    <style:style style:name="T59" style:family="text">
      <style:text-properties officeooo:rsid="00b54827"/>
    </style:style>
    <style:style style:name="T60" style:family="text">
      <style:text-properties officeooo:rsid="00b65cf6"/>
    </style:style>
    <style:style style:name="T61" style:family="text">
      <style:text-properties officeooo:rsid="00b6b193"/>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b6b193"/>
    </style:style>
    <style:style style:name="T64" style:family="text">
      <style:text-properties officeooo:rsid="00b78835"/>
    </style:style>
    <style:style style:name="T65" style:family="text">
      <style:text-properties officeooo:rsid="00b7f2dc"/>
    </style:style>
    <style:style style:name="T66" style:family="text">
      <style:text-properties officeooo:rsid="00b9d074"/>
    </style:style>
    <style:style style:name="T67" style:family="text">
      <style:text-properties officeooo:rsid="00c666a8"/>
    </style:style>
    <style:style style:name="T68" style:family="text">
      <style:text-properties officeooo:rsid="00cbab3c"/>
    </style:style>
    <style:style style:name="T69" style:family="text">
      <style:text-properties officeooo:rsid="00cd3146"/>
    </style:style>
    <style:style style:name="T70" style:family="text">
      <style:text-properties officeooo:rsid="00ce37bf"/>
    </style:style>
    <style:style style:name="T71" style:family="text">
      <style:text-properties officeooo:rsid="00cf3b35"/>
    </style:style>
    <style:style style:name="T72" style:family="text">
      <style:text-properties officeooo:rsid="00d14dc5"/>
    </style:style>
    <style:style style:name="T73" style:family="text">
      <style:text-properties officeooo:rsid="00d2badc"/>
    </style:style>
    <style:style style:name="T74" style:family="text">
      <style:text-properties officeooo:rsid="00d4b004"/>
    </style:style>
    <style:style style:name="T75" style:family="text">
      <style:text-properties officeooo:rsid="00d60529"/>
    </style:style>
    <style:style style:name="T76" style:family="text">
      <style:text-properties officeooo:rsid="00d6a446"/>
    </style:style>
    <style:style style:name="T77" style:family="text">
      <style:text-properties officeooo:rsid="00da4783"/>
    </style:style>
    <style:style style:name="T78" style:family="text">
      <style:text-properties officeooo:rsid="00db0a6e"/>
    </style:style>
    <style:style style:name="T79" style:family="text">
      <style:text-properties officeooo:rsid="00dbce92"/>
    </style:style>
    <style:style style:name="T80" style:family="text">
      <style:text-properties officeooo:rsid="00e08cd8"/>
    </style:style>
    <style:style style:name="T81" style:family="text">
      <style:text-properties officeooo:rsid="00e26d92"/>
    </style:style>
    <style:style style:name="T82" style:family="text">
      <style:text-properties officeooo:rsid="00e90449"/>
    </style:style>
    <style:style style:name="T83" style:family="text">
      <style:text-properties officeooo:rsid="00ee48f9"/>
    </style:style>
    <style:style style:name="T84" style:family="text">
      <style:text-properties officeooo:rsid="00efb25d"/>
    </style:style>
    <style:style style:name="T85" style:family="text">
      <style:text-properties officeooo:rsid="00f76656"/>
    </style:style>
    <style:style style:name="T86" style:family="text">
      <style:text-properties officeooo:rsid="00face49"/>
    </style:style>
    <style:style style:name="T87" style:family="text">
      <style:text-properties officeooo:rsid="00fc9fde"/>
    </style:style>
    <style:style style:name="T88" style:family="text">
      <style:text-properties officeooo:rsid="010031d3"/>
    </style:style>
    <style:style style:name="T89" style:family="text">
      <style:text-properties officeooo:rsid="010225cd"/>
    </style:style>
    <style:style style:name="T90" style:family="text">
      <style:text-properties officeooo:rsid="0105d1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ild Stäbchen</text:p>
      <text:p text:style-name="P86"/>
      <text:p text:style-name="P87">There’s experimente of Guazzelli and here is a picture of that experiment.</text:p>
      <text:p text:style-name="P87"/>
      <text:p text:style-name="P75">The particles are suspended in a fluid.</text:p>
      <text:p text:style-name="P69"/>
      <text:p text:style-name="P1">In an initially homogenous suspension, rods form clusters with higher particle concentrations</text:p>
      <text:p text:style-name="P1">which sediment faster than <text:span text:style-name="T22">a single rod.</text:span></text:p>
      <text:p text:style-name="P1"/>
      <text:p text:style-name="P1">The clusters lead to downward streamers that are balanced by upward streamers.</text:p>
      <text:p text:style-name="P1"/>
      <text:p text:style-name="P1">Within a cluster, particles align in <text:span text:style-name="T58">the</text:span> direction of gravity most of the time, occasionally they flip.</text:p>
      <text:p text:style-name="P1"/>
      <text:p text:style-name="P1"/>
      <text:p text:style-name="P3">Mathematical Model </text:p>
      <text:p text:style-name="P3"/>
      <text:p text:style-name="P53">This <text:span text:style-name="T59">is a simplified </text:span>model <text:span text:style-name="T59">from the original model</text:span><text:span text:style-name="T47"> </text:span><text:span text:style-name="T59">of</text:span> Helzel&amp;Tzavaras. <text:span text:style-name="T48">It</text:span> presents a sedimentation process in <text:span text:style-name="T60">dilute</text:span> suspension of rod-like particles. This model couples a kinetic eq. <text:span text:style-name="T61">t</text:span>o a macroscopic flow eq. The first eq. <text:span text:style-name="T64">i</text:span>s known as a Smochluchowski eq. And the <text:span text:style-name="T65">macrospic flow is described in the </text:span>third line <text:span text:style-name="T65">by</text:span> the Navier-Stokes eq. <text:span text:style-name="T62">with </text:span><text:span text:style-name="T63">an additional </text:span><text:span text:style-name="T62">buoyancy term</text:span>.</text:p>
      <text:p text:style-name="P53"/>
      <text:p text:style-name="P80"><text:span text:style-name="T10">1. Term:</text:span><text:span text:style-name="T41"> </text:span><text:span text:style-name="Strong_20_Emphasis"><text:span text:style-name="T49">Temporal change</text:span></text:span><text:span text:style-name="T41"> of the particle distribution. </text:span><text:span text:style-name="T10">Zeitliche </text:span><text:span text:style-name="T11">Änderung der Partikelverteilung. Zeitliche </text:span><text:span text:style-name="T10">Ableitung der Verteilungsfunktion f. </text:span>Beschreibt, wie sich die Verteilung der Partikel mit der Zeit ändert.</text:p>
      <text:p text:style-name="P80"><text:span text:style-name="T49">2. Term: </text:span><text:span text:style-name="Strong_20_Emphasis">Convective transport by the </text:span><text:span text:style-name="Strong_20_Emphasis"><text:span text:style-name="T66">macroscopic velocity</text:span></text:span><text:span text:style-name="Strong_20_Emphasis"> field </text:span><text:span text:style-name="Strong_20_Emphasis"><text:span text:style-name="T66">u</text:span></text:span><text:span text:style-name="Strong_20_Emphasis">. </text:span><text:span text:style-name="Strong_20_Emphasis"><text:span text:style-name="T40">Konvektiver Transport</text:span></text:span><text:span text:style-name="T40"> durch das Strömungsfeld.</text:span> Räumliche Divergenz des konvektiven Flusses <text:span text:style-name="T41">u</text:span><text:span text:style-name="T49">f. Dieser Term beschreibt die </text:span><text:span text:style-name="T10">Transportbewegung der Partikel durch das Geschwindigkeitsfeld u.</text:span><text:span text:style-name="T49"> Die Partikeln werden mit der Strömung transportiert.</text:span></text:p>
      <text:p text:style-name="P80"><text:span text:style-name="T50">3. Term: </text:span><text:span text:style-name="T42">Orientation</text:span><text:span text:style-name="Strong_20_Emphasis"> of particles</text:span><text:span text:style-name="Strong_20_Emphasis"><text:span text:style-name="T40"> due to </text:span></text:span><text:span text:style-name="Strong_20_Emphasis"><text:span text:style-name="T46">a macroscopic </text:span></text:span><text:span text:style-name="Strong_20_Emphasis"><text:span text:style-name="T40">velocity gradient </text:span></text:span><text:span text:style-name="Strong_20_Emphasis"><text:span text:style-name="T43">(\nabla_x)</text:span></text:span><text:span text:style-name="Strong_20_Emphasis"><text:span text:style-name="T40">. </text:span></text:span><text:span text:style-name="Strong_20_Emphasis"><text:span text:style-name="T2">Ausrichtung der Partikel</text:span></text:span><text:span text:style-name="T2"> durch Geschwindigkeitsgradienten.</text:span> Einfluss der lokalen Geschwindigkeitsgradienten auf die Orientierung der Partikel.</text:p>
      <text:p text:style-name="P78"><text:s text:c="3"/>- ∇_x u ist der Geschwindigkeitsgradient des Strömungsfeldes.</text:p>
      <text:p text:style-name="P78"><text:s text:c="3"/>- Pn⊥ist der Projektor auf die Ebene senkrecht zu n. Das bedeutet, dass nur Drehungen berücksichtigt werden, die senkrecht zur Partikelorientierung n wirken.</text:p>
      <text:p text:style-name="P78"><text:s text:c="3"/>- nf sorgt dafür, dass dieser Term mit der Anzahl der Partikel in einer bestimmten Richtung skaliert wird.</text:p>
      <text:p text:style-name="P82"><text:span text:style-name="T51">4. Term: </text:span><text:span text:style-name="Strong_20_Emphasis">External forces</text:span><text:span text:style-name="Strong_20_Emphasis"><text:span text:style-name="T40"> (e.g., sedimentation) influencing the motion. </text:span></text:span><text:span text:style-name="Strong_20_Emphasis"><text:span text:style-name="T44">The movement is influenced by the particle orientation </text:span></text:span><text:span text:style-name="Strong_20_Emphasis"><text:span text:style-name="T45">due to gravity</text:span></text:span><text:span text:style-name="Strong_20_Emphasis"><text:span text:style-name="T44">. </text:span></text:span><text:span text:style-name="Strong_20_Emphasis"><text:span text:style-name="T13">Zeigt, dass die Orientierung n eine Rolle spielt, </text:span></text:span><text:span text:style-name="Strong_20_Emphasis"><text:span text:style-name="T14">also wie die Partikeln fallen hängt von der Orientierung ab</text:span></text:span><text:span text:style-name="Strong_20_Emphasis"><text:span text:style-name="T13">: Partikel mit einer vertikalen Orientierung (d.h. n=(0,0,1)^T) sedimentieren schneller als solche mit einer horizontalen Ausrichtung.</text:span></text:span></text:p>
      <text:p text:style-name="P82"><text:span text:style-name="Strong_20_Emphasis"><text:span text:style-name="T40"><text:s/></text:span></text:span><text:span text:style-name="Strong_20_Emphasis"><text:span text:style-name="T2">Äußere Kräfte (z. B. Sedimentation)</text:span></text:span><text:span text:style-name="T2">, die die Bewegung beeinflussen.</text:span> Dieser Term beschreibt, wie sich Partikel unter einer äußeren Kraft (z. B. Gravitation) bewegen, wobei die Bewegung von der Partikelorientierung beeinflusst wird.</text:p>
      <text:p text:style-name="P79"><text:s text:c="3"/>- I+n⊗n ist eine Tensorstruktur, die die bevorzugte Bewegungsrichtung der Partikel aufgrund ihrer Orientierung beschreibt.</text:p>
      <text:p text:style-name="P79"><text:s text:c="3"/>- e3 ist der Einheitsvektor in z-Richtung, was darauf hinweist, dass dies ein Effekt wie <text:span text:style-name="Strong_20_Emphasis"><text:span text:style-name="T2">Sedimentation oder eine externe Kraft in vertikaler Richtung</text:span></text:span> sein könnte.</text:p>
      <text:p text:style-name="P81"><text:span text:style-name="T52">5. Term: </text:span><text:span text:style-name="Strong_20_Emphasis">Rotational diffusion, describing random reorientations of the particles. </text:span><text:span text:style-name="Strong_20_Emphasis"><text:span text:style-name="T2">Rotationsdiffusion</text:span></text:span><text:span text:style-name="T2">, die zufällige Drehungen der Partikel beschreibt.</text:span><text:span text:style-name="T12"> </text:span>Rotationsdiffusion der Partikel. Dieser Term beschreibt die<text:span text:style-name="T2"> </text:span><text:span text:style-name="Strong_20_Emphasis"><text:span text:style-name="T2">stochastische Rotation der Partikel</text:span></text:span><text:span text:style-name="T2"> </text:span>aufgrund thermischer Bewegung oder zufälliger Wechselwirkungen mit der Umgebung.</text:p>
      <text:p text:style-name="P93"><text:soft-page-break/>Re = a Reynolds number based on the sedimentation velocity</text:p>
      <text:p text:style-name="P93">Dr = the rotational diffusion coefficient</text:p>
      <text:p text:style-name="P93">gamma = measures the relative importance of elastic forces over buoyancy forces.</text:p>
      <text:p text:style-name="P21"/>
      <text:p text:style-name="P3"><text:span text:style-name="T2">Δnf ist der Laplace-Operator in der Orientierung n, der beschreibt, wie sich die Partikel im </text:span><text:span text:style-name="Strong_20_Emphasis"><text:span text:style-name="T2">Orientierungsraum</text:span></text:span><text:span text:style-name="T2"> diffundieren.</text:span></text:p>
      <text:p text:style-name="P3"/>
      <text:p text:style-name="P29">The second and fourth term describe the movement of the rods through a macroscropic velocity field. <text:span text:style-name="T23">The third term relates to a rotation of rod-like particles due to a macroscopic velocity gradient.</text:span></text:p>
      <text:p text:style-name="P28"/>
      <text:p text:style-name="P21">The term on the right hand side of the first equation models rotational <text:span text:style-name="T53">diffusion</text:span>.</text:p>
      <text:p text:style-name="P21"/>
      <text:p text:style-name="P54">Bei Navier Stokes eq: der letzte Term ist ein extra Term (Buoyancy term, da wirkt ein Kraftterm)</text:p>
      <text:p text:style-name="P21"/>
      <text:p text:style-name="P77">Bei original Model:</text:p>
      <text:p text:style-name="P67">We consider the case where gamma=0, <text:span text:style-name="T24">so we ignore two terms bc the buoyancy term is more important.</text:span></text:p>
      <text:p text:style-name="P67"/>
      <text:p text:style-name="P72">(in which the effects of translational Brownian motion of the rod-like particles are ignored.</text:p>
      <text:p text:style-name="P49">So the effect of elastic forces in the flow equation is not that important compared to the buoyancy forces)</text:p>
      <text:p text:style-name="P22"/>
      <text:p text:style-name="P22"/>
      <text:p text:style-name="P9">Status of project</text:p>
      <text:p text:style-name="P9"/>
      <text:p text:style-name="P34">There‘s a previous work from Dah<text:span text:style-name="T67">m and Helzel</text:span>. They considered a simplified model <text:span text:style-name="T34">for the kinetic equation on S^1. For the simpler model, they derived a hierachy of moment equations. </text:span></text:p>
      <text:p text:style-name="P50">Derive and approximate hierarchies of moment eqs. <text:span text:style-name="T67">f</text:span>or the coupled kinetic-fluid model with f on S^2.</text:p>
      <text:p text:style-name="P33"><text:s text:c="2"/></text:p>
      <text:p text:style-name="P22"/>
      <text:p text:style-name="P20">Motivation</text:p>
      <text:p text:style-name="P64">The coupled system, which is a 5-dimensional problem, because it depends on space, time and on the orientations described on the sphere. The orientation can be described by two angles. We want to transform this high dimensional system into a lower dimensional system of moment equations, <text:span text:style-name="T86">so that f will depend only on space.</text:span></text:p>
      <text:p text:style-name="P23"/>
      <text:p text:style-name="P65">To illustrate our ansatz w<text:span text:style-name="T87">e</text:span> consider the example shear flow, <text:span text:style-name="T85">but here f is still depending on space and the orientation.</text:span></text:p>
      <text:p text:style-name="P65"/>
      <text:p text:style-name="P5">Model Shear Flow</text:p>
      <text:p text:style-name="P5"/>
      <text:p text:style-name="P2">We consider the velocity <text:s/>of this form <text:span text:style-name="T25">u, the velocity depends on the x-direction </text:span><text:span text:style-name="T54">(x-Achse) </text:span><text:span text:style-name="T25">and time.</text:span></text:p>
      <text:p text:style-name="P91">The flow occurs in z-direction. <text:span text:style-name="T26">And in this case f is also a function of one variable.</text:span></text:p>
      <text:p text:style-name="P92">The term in gray plays no role for this shear flow.</text:p>
      <text:p text:style-name="P92"/>
      <text:p text:style-name="P83">sin(theta)f ist die Erhaltungsgröße</text:p>
      <text:p text:style-name="P84">\nabla_x(uf): dx(0)+dy(0)+dz(w(x)f), da f nicht von dz abhängt, daher fällt der komplette Term weg.</text:p>
      <text:p text:style-name="P89"/>
      <text:p text:style-name="P88">We assume that the velocity field only has a vertical component, given by u=(0,0,w(x,t))^T</text:p>
      <text:p text:style-name="P68"/>
      <text:p text:style-name="P10"><text:soft-page-break/>Ansatz for the Moment Equations</text:p>
      <text:p text:style-name="P35"/>
      <text:p text:style-name="P36">We only consider the even order (bc the particles are symmetric).</text:p>
      <text:p text:style-name="P36"/>
      <text:p text:style-name="P8"/>
      <text:p text:style-name="P8">Derivation of the Moment Equations</text:p>
      <text:p text:style-name="P32"/>
      <text:p text:style-name="P55">We derive the moment equations by inserting.. and projecting to the basis (Multiply consecutively with all basis functions used in the ansatz and integrate the resulting equations over the sphere)</text:p>
      <text:p text:style-name="P55"/>
      <text:p text:style-name="P32">This is the general form of the hyperpolic system w. <text:span text:style-name="T33">s</text:span>ource term.</text:p>
      <text:p text:style-name="P32"/>
      <text:p text:style-name="P32"/>
      <text:p text:style-name="P4">Derivation: <text:span text:style-name="T1">A Closer Look</text:span></text:p>
      <text:p text:style-name="P17"/>
      <text:p text:style-name="P62"/>
      <text:p text:style-name="P19"><text:span text:style-name="T2">Term</text:span> <text:span text:style-name="T2">Laplace-Operator: </text:span></text:p>
      <text:p text:style-name="P95">From the properties this term</text:p>
      <text:p text:style-name="P18"><text:span text:style-name="T18">corresponds to the Laplace-Beltrami operator*sin(theta). So after we insert the ansatz for f in</text:span><text:span text:style-name="T19">to this term</text:span><text:span text:style-name="T18">, we get sin()*eigenvalue*ansatz. And if we then multiply with this corresponding ansatz, then</text:span></text:p>
      <text:p text:style-name="P96">almost all terms will be omitted. And as the result Dr*eigenvalue*coefficient.</text:p>
      <text:p text:style-name="P97"/>
      <text:p text:style-name="P37">Term [1]:</text:p>
      <text:p text:style-name="P37">When we multiply term 1 with P0 then we get the time derivative for</text:p>
      <text:p text:style-name="P37">f0. If we multiply it with P22, then we get the time derivative for c22. So after we insert the ansatz</text:p>
      <text:p text:style-name="P37">for f in term [1], we get the time derivative of these coefficients.</text:p>
      <text:p text:style-name="P37">Bc the function c doesnt depend on \phi and \theta, we take this out of the integral. And this expression is the L2-inner product.</text:p>
      <text:p text:style-name="P37"/>
      <text:p text:style-name="P76">Bc of the time I will only explain this term <text:span text:style-name="T82">[2]</text:span> in details.</text:p>
      <text:p text:style-name="P62"/>
      <text:p text:style-name="P56">Term [2]: </text:p>
      <text:p text:style-name="P85"><text:span text:style-name="T15">Short: </text:span><text:span text:style-name="T16">The term cos(phi)cos(theta)… is a multiple one of the second order basis functions. That is the reason why we get in the first row and in the first column </text:span><text:span text:style-name="T17">here </text:span><text:span text:style-name="T16">an entry </text:span><text:span text:style-name="T17">and other entries are zero</text:span><text:span text:style-name="T16">.</text:span></text:p>
      <text:p text:style-name="P57"/>
      <text:p text:style-name="P85"><text:span text:style-name="T3">For N=1, the matrix A has the form. </text:span><text:span text:style-name="T4">The term cos φ cos θ sin θ is </text:span><text:span text:style-name="T7">a multiple</text:span><text:span text:style-name="T4"> </text:span><text:span text:style-name="T6">one of the second order basis functions.</text:span><text:span text:style-name="T4"> </text:span><text:span text:style-name="T5">Let‘s</text:span> consider the projection of products of s<text:span text:style-name="T20">p</text:span>herical harmonics to spherical harmonic basis functio<text:span text:style-name="T20">n</text:span> </text:p>
      <text:p text:style-name="P24"/>
      <text:p text:style-name="P26">The first row means that we multiply the ansatz with P00. And we will get the entry [1,3]. <text:span text:style-name="T27">We get here an entry bc we insert the ansatz w this term <text:s text:c="2"/>cos φ cos θ sin θ and project it to P00.</text:span></text:p>
      <text:p text:style-name="P25"/>
      <text:p text:style-name="P24">Assume: Set f^N to P00. Then multiply this ansatz with the basisfct up to order two, we will get this entry [<text:span text:style-name="T21">3,1</text:span>].</text:p>
      <text:p text:style-name="P24"/>
      <text:p text:style-name="P24"/>
      <text:p text:style-name="P27">For N=2:</text:p>
      <text:p text:style-name="P27"/>
      <text:p text:style-name="P70"><text:span text:style-name="T8">Block A_{1,2}: If we use in our ansatz the basis functions up to order 4, </text:span>and then multiply them by the basis functions of up to order <text:span text:style-name="T32">2</text:span><text:span text:style-name="T8">, we will get the Block A_{1,2}.</text:span></text:p>
      <text:p text:style-name="P27"/>
      <text:p text:style-name="P27"><text:soft-page-break/>Block A_{1,2}^T : If we use up to order 2 in order Ansatz and multiply it w basis function order 4, we get the Block A_{1,2}^T, <text:span text:style-name="T29">which is the transport of A_{1,2}.</text:span></text:p>
      <text:p text:style-name="P27"/>
      <text:p text:style-name="P27">If more base functions are used, <text:span text:style-name="T28">we always have three additional blocks. </text:span></text:p>
      <text:p text:style-name="P66">This pattern will continue <text:span text:style-name="T88">bc</text:span></text:p>
      <text:p text:style-name="P66"/>
      <text:p text:style-name="P66">Note that the number of moments depends on the size N via <text:span text:style-name="T88">(N+1)(2N+1).</text:span></text:p>
      <text:p text:style-name="P30"/>
      <text:p text:style-name="P71">Moreover <text:span text:style-name="T30">the Matrix A is symmetric, therefore the system is hyperbolic.</text:span></text:p>
      <text:p text:style-name="P30"/>
      <text:p text:style-name="P30"/>
      <text:p text:style-name="P7">Remaining terms:</text:p>
      <text:p text:style-name="P31"/>
      <text:p text:style-name="P31"><text:span text:style-name="T31">W</text:span>e follow the same procedure. We insert our Ansatz and then project onto all the basis functions used in the Ansatz. In this case, however, the calculations are more extensive because we need to compute the derivative of <text:span text:style-name="T31">\theta.</text:span> This leads to the matrix <text:span text:style-name="T31">D*Q.</text:span> </text:p>
      <text:p text:style-name="P14">Splitting Alg</text:p>
      <text:p text:style-name="P38"/>
      <text:p text:style-name="P38">Step 1, 5 and 9, we use a Strang Splitting Algorithm for our <text:span text:style-name="T89">hyperbolic </text:span>moment equations and between these steps we use the Strang Splitting for the second equation. <text:span text:style-name="T35">For the hyperbolic system in step 5 we use wave propagation.</text:span></text:p>
      <text:p text:style-name="P99">In between those substeps the velocity is evolved. For the evolution of w we used simple second order accurate finite difference methods. The hyperbolic system of moment equations (i.e., line 5) is evolved in time using LeVeque’s high resolution wave propagation algorithm. The evolution of the source term (i.e., line 1 and 9) is performed with a higher-order Runge-Kutta method.</text:p>
      <text:p text:style-name="P99"/>
      <text:p text:style-name="P99"/>
      <text:p text:style-name="P11">Numerical Simulation</text:p>
      <text:p text:style-name="P51"/>
      <text:p text:style-name="P15">First Picture Pfeilen</text:p>
      <text:p text:style-name="P51">The picture <text:span text:style-name="T80">shows </text:span><text:span text:style-name="T77">the alignment of rod-like particles under the influence of a vertical flow field. </text:span></text:p>
      <text:p text:style-name="P51">The arrows represent the velocity field, with the largest arrows <text:span text:style-name="T78">showing</text:span> stronger flow <text:span text:style-name="T79">areas</text:span> <text:span text:style-name="T39">(higher concentration)</text:span> and smaller arrows showing weaker <text:span text:style-name="T38">flow.</text:span></text:p>
      <text:p text:style-name="P51"/>
      <text:p text:style-name="P51">Near the central <text:span text:style-name="T79">area</text:span>, the arrows curve downward, <text:span text:style-name="T39">and it shows</text:span> how particles <text:span text:style-name="T39">fall</text:span> downwards by gravity and the velocity gradient.</text:p>
      <text:p text:style-name="P51"/>
      <text:p text:style-name="P51">The arrows pointing upwards could indicate particles that are still rotating or orienting themselves and thus experiencing a brief upward movement.</text:p>
      <text:p text:style-name="P51">Die Pfeile nach oben könnten Partikel zeigen, die sich noch drehen oder orientieren und dadurch eine kurzzeitige Aufwärtsbewegung erfahren.</text:p>
      <text:p text:style-name="P39"/>
      <text:p text:style-name="P61">The spheres illustrate the distribution of rod-like particle orientations under the influence of the flow.</text:p>
      <text:p text:style-name="P61"/>
      <text:p text:style-name="P60">We see that they tend to orient along the main shear direction.</text:p>
      <text:p text:style-name="P103"/>
      <text:p text:style-name="P100">2. Bild: we can see that the cluster become thinner and more pronounced. <text:span text:style-name="T90">Horizontaler Transport in dieser Shear flow</text:span></text:p>
      <text:p text:style-name="P100"/>
      <text:p text:style-name="P15">Solution on the sphere</text:p>
      <text:p text:style-name="P15"/>
      <text:p text:style-name="P63">For this 1st subproblem we want to take a closer look at <text:span text:style-name="T83">the numerical solution </text:span><text:span text:style-name="T84">for different Dr</text:span><text:span text:style-name="T83">.</text:span></text:p>
      <text:p text:style-name="P39">We consider here the numerical solution for a fixed w_x.</text:p>
      <text:p text:style-name="P39"/>
      <text:p text:style-name="P73"><text:span text:style-name="Strong_20_Emphasis"><text:span text:style-name="T9">Blau</text:span></text:span><text:span text:style-name="T9"> = niedrige Dichte (weniger Partikel sind in diese Richtung ausgerichtet).</text:span></text:p>
      <text:p text:style-name="P74"><text:span text:style-name="Strong_20_Emphasis"><text:span text:style-name="T2">Rot</text:span></text:span> = hohe Dichte (mehr Partikel sind in diese Richtung ausgerichtet).</text:p>
      <text:p text:style-name="P41">For a larger Dr=1, by using N=1 moment equations <text:span text:style-name="T36">we can see that the solution structure has already a good approximation as N=6.</text:span></text:p>
      <text:p text:style-name="P41"/>
      <text:p text:style-name="P40">N = 1: 6 moment equations</text:p>
      <text:p text:style-name="P40">N = 6: 91 moment equations</text:p>
      <text:p text:style-name="P52">N = 7: 120 moment equations</text:p>
      <text:p text:style-name="P40"/>
      <text:p text:style-name="P40"/>
      <text:p text:style-name="P40"/>
      <text:p text:style-name="P40"/>
      <text:p text:style-name="P40"/>
      <text:p text:style-name="P40"><text:soft-page-break/></text:p>
      <text:p text:style-name="P40"/>
      <text:p text:style-name="P12">Accuracy Study <text:span text:style-name="T56">(Konvergenzstudie mit ref sol. N=7)</text:span></text:p>
      <text:p text:style-name="P6"/>
      <text:p text:style-name="P42">Here we focus on the coupled system.</text:p>
      <text:p text:style-name="P42"/>
      <text:p text:style-name="P43">In the following example we use N=<text:span text:style-name="T55">7</text:span> moment equations for the reference solution.</text:p>
      <text:p text:style-name="P44">This accuracy study fit in with what we have shown previously for the first subproblem.</text:p>
      <text:p text:style-name="P45"/>
      <text:p text:style-name="P45"/>
      <text:p text:style-name="P45"/>
      <text:p text:style-name="P13">Cluster Formation</text:p>
      <text:p text:style-name="P13"/>
      <text:p text:style-name="P13"/>
      <text:p text:style-name="P47">We started with almost constant density at some random noise and with these pictures <text:span text:style-name="T70">we </text:span>want to illustrate how the cluster form. <text:span text:style-name="T72">Here we can see the solution of c^0_0 </text:span><text:span text:style-name="T74">(corresponds to the first </text:span><text:span text:style-name="T75">component, </text:span><text:span text:style-name="T76">means the density of the particles</text:span><text:span text:style-name="T74">)</text:span><text:span text:style-name="T72"> at different times.</text:span></text:p>
      <text:p text:style-name="P47"><text:span text:style-name="T57">The Figure shows that using N=1 moment eqs, compared to the ref. </text:span><text:span text:style-name="T72">s</text:span><text:span text:style-name="T57">ol. w. N=</text:span><text:span text:style-name="T71">6 </text:span><text:span text:style-name="T73">moment eqs.</text:span><text:span text:style-name="T57">, already provides a good approximation. </text:span></text:p>
      <text:p text:style-name="P46"/>
      <text:p text:style-name="P46"/>
      <text:p text:style-name="P46"/>
      <text:p text:style-name="P46"/>
      <text:p text:style-name="P46"/>
      <text:p text:style-name="P16">Rectilinear Flow</text:p>
      <text:p text:style-name="P6"/>
      <text:p text:style-name="P58">The whole approach can also be transferred to a more general form, e.g. <text:span text:style-name="T68">Rectilinear Flow.</text:span></text:p>
      <text:p text:style-name="P58">Here <text:span text:style-name="T69">we </text:span>get a hyperbolic system again.</text:p>
      <text:p text:style-name="P48">Gleichung (6): <text:span text:style-name="T37">Here the source term didnt change, on the left hand side we get additional a Matrix B. </text:span><text:s/></text:p>
      <text:p text:style-name="P48"/>
      <text:p text:style-name="P59">The pictures show the clustering behavior at time=100 and time=200 for two different cases N=1&amp;N=7.</text:p>
      <text:p text:style-name="P59">The overall structure appears similiar in both cases for t=100. But <text:span text:style-name="T81">over time </text:span>we can see some different. Like in this picture we can see slightly more pronounced peaks.</text:p>
      <text:p text:style-name="P48"/>
      <text:p text:style-name="P48"/>
      <text:p text:style-name="P9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0:14:19.328000000</meta:creation-date>
    <dc:date>2025-02-26T13:33:20.411299168</dc:date>
    <meta:editing-duration>PT9H24M8S</meta:editing-duration>
    <meta:editing-cycles>207</meta:editing-cycles>
    <meta:generator>LibreOffice/7.3.7.2$Linux_X86_64 LibreOffice_project/30$Build-2</meta:generator>
    <meta:document-statistic meta:table-count="0" meta:image-count="0" meta:object-count="0" meta:page-count="6" meta:paragraph-count="110" meta:word-count="1847" meta:character-count="11460" meta:non-whitespace-character-count="9690"/>
  </office:meta>
</office:document-meta>
</file>